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1db9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1db9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1db9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1db9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1db9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1db9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1db9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1db9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1db9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1db9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1db9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1db9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1db9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1db9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1db9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1db9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1db9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Gustavo Alfonso Vegas Balbuen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7/6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18079972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uan Carlos Vegas Navarr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178123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41.309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8" meta:non-whitespace-character-count="1000"/>
    <meta:template xlink:type="simple" xlink:actuate="onRequest" xlink:title="Normal" xlink:href=""/>
  </office:meta>
</office:document-meta>
</file>